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A8F0000160F0000162567CBFF5F.svg" manifest:media-type=""/>
  <manifest:file-entry manifest:full-path="Pictures/10000201000000D8000000D829C5960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0.6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.5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3.0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name="Droid Sans Mono1" fo:font-size="11pt" fo:font-weight="bold" style:font-size-asian="11pt" style:font-weight-asian="bold" style:font-size-complex="11pt" style:font-weight-complex="bold"/>
    </style:style>
    <style:style style:name="P4" style:family="paragraph">
      <style:text-properties fo:color="#ffffff" style:font-name="Droid Sans" fo:font-weight="bold" style:font-weight-asian="bold" style:font-weight-complex="bold"/>
    </style:style>
    <style:style style:name="T1" style:family="text"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style:font-name="Droid Sans Mono1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Droid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2cm" svg:height="2.98cm" svg:x="9cm" svg:y="1.52cm">
          <draw:image xlink:href="Pictures/10000201000000D8000000D829C59600.png" xlink:type="simple" xlink:show="embed" xlink:actuate="onLoad"/>
          <draw:image xlink:href="Pictures/10001A8F0000160F0000162567CBFF5F.svg" xlink:type="simple" xlink:show="embed" xlink:actuate="onLoad">
            <text:p/>
          </draw:image>
        </draw:frame>
        <draw:line draw:style-name="gr2" draw:text-style-name="P1" draw:layer="layout" svg:x1="14cm" svg:y1="4.1cm" svg:x2="15.588cm" svg:y2="1.472cm">
          <text:p/>
        </draw:line>
        <draw:line draw:style-name="gr2" draw:text-style-name="P1" draw:layer="layout" svg:x1="8.6cm" svg:y1="2.208cm" svg:x2="8.6cm" svg:y2="3.4cm">
          <text:p/>
        </draw:line>
        <draw:custom-shape draw:style-name="gr3" draw:text-style-name="P2" draw:layer="layout" svg:width="1.765cm" svg:height="0.795cm" svg:x="5.035cm" svg:y="3.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748cm" svg:height="1.157cm" svg:x="3.5cm" svg:y="1.8cm">
          <draw:text-box>
            <text:p text:style-name="P1"><text:span text:style-name="T2">192.0.2.11/26</text:span></text:p>
            <text:p text:style-name="P1"><text:span text:style-name="T2">ba:ad:00:ca:fe:01</text:span></text:p>
          </draw:text-box>
        </draw:frame>
        <draw:frame draw:style-name="gr5" draw:text-style-name="P4" draw:layer="layout" svg:width="1.251cm" svg:height="0.988cm" svg:x="9.849cm" svg:y="2.812cm">
          <draw:text-box>
            <text:p><text:span text:style-name="T3">Rx</text:span></text:p>
          </draw:text-box>
        </draw:frame>
        <draw:frame draw:style-name="gr6" draw:text-style-name="P3" draw:layer="layout" svg:width="1.251cm" svg:height="1.157cm" svg:x="12.249cm" svg:y="1.643cm">
          <draw:text-box>
            <text:p text:style-name="P1"><text:span text:style-name="T2">.12</text:span></text:p>
            <text:p text:style-name="P1"><text:span text:style-name="T2">:0c</text:span></text:p>
          </draw:text-box>
        </draw:frame>
        <draw:frame draw:style-name="gr7" draw:text-style-name="P3" draw:layer="layout" svg:width="3.503cm" svg:height="0.704cm" draw:transform="rotate (1.02974425867665) translate (12.8cm 4.303cm)">
          <draw:text-box>
            <text:p text:style-name="P1"><text:span text:style-name="T2">192.0.2.0/2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4-02-02T17:48:40.704035308</meta:creation-date>
    <dc:date>2014-02-13T09:58:18.406667204</dc:date>
    <dc:creator>Philippe Latu</dc:creator>
    <meta:editing-duration>PT1H12M14S</meta:editing-duration>
    <meta:editing-cycles>14</meta:editing-cycles>
    <meta:generator>LibreOffice/4.1.4.2$Linux_X86_64 LibreOffice_project/410m0$Build-2</meta:generator>
    <meta:printed-by>Philippe Latu</meta:printed-by>
    <meta:print-date>2014-02-03T08:48:40.274586389</meta:print-date>
    <meta:document-statistic meta:object-count="8"/>
  </office:meta>
</office:document-meta>
</file>